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2" style:family="paragraph" style:parent-style-name="Text_20_body">
      <loext:graphic-properties draw:fill="solid" draw:fill-color="#fffffe" draw:opacity="100%"/>
      <style:paragraph-properties fo:margin-left="0cm" fo:margin-right="0cm" fo:margin-top="0.265cm" fo:margin-bottom="0.106cm" loext:contextual-spacing="false" fo:orphans="2" fo:widows="2" fo:text-indent="0cm" style:auto-text-indent="false" fo:background-color="#fffffe" fo:padding="0cm" fo:border="none"/>
    </style:style>
    <style:style style:name="P3" style:family="paragraph" style:parent-style-name="Heading_20_1">
      <loext:graphic-properties draw:fill="solid" draw:fill-color="#fffffe" draw:opacity="100%"/>
      <style:paragraph-properties fo:margin-left="0cm" fo:margin-right="0cm" fo:margin-top="0.265cm" fo:margin-bottom="0.106cm" loext:contextual-spacing="false" fo:orphans="2" fo:widows="2" fo:text-indent="0cm" style:auto-text-indent="false" fo:background-color="#fffffe" fo:padding="0cm" fo:border="none"/>
      <style:text-properties fo:font-variant="normal" fo:text-transform="none" fo:color="#000000" style:font-name="Helvetica" fo:font-size="13.5pt" fo:letter-spacing="normal" fo:font-style="normal"/>
    </style:style>
    <style:style style:name="P4"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ce181e"/>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a xlink:type="simple" xlink:href="https://rockingsoccer.com/lv/futbols/help/home/category-2/article-8" text:style-name="Internet_20_link" text:visited-style-name="Visited_20_Internet_20_Link">https://rockingsoccer.com/lv/futbols/help/home/category-2/article-8</text:a></text:h>
      <text:h text:style-name="P3" text:outline-level="1">Spēlētāji un prasmes: Īpašās prasmes</text:h>
      <text:p text:style-name="P1">Dažiem spēlētājiem ir īpašās prasmes. Tās uzlabo vai pasliktina spēlētāja sniegumu konkrētās situācijās. Dažas prasmes ir pilnīgi pozitīvas: "garš" spēlētājs saņem divcīņu bonusu stūra sitienos. Dažas prasmes ir gan pozitīvas, gan negatīvas: "godkārīgs" spēlētājs spēlē labāk mājas spēlēs nekā izbraukuma spēles. Dažas prasmes ir negatīvas: "neizturīgs" spēlētājs biežāk savainojas.</text:p>
      <text:p text:style-name="P1">Īpašās prasmes neietekmē spēlētāja zvaigžņu vērtību, bet ietekmē tirgus vērtību.</text:p>
      <text:p text:style-name="P1">Spēlē ir vairāk kā 40 īpašās prasmes, bet visas šeit neuzskaitīsim. Ja ieraugi spēlētāju ar kādu īpašo prasmi, tad vienkārši novieto peles rādītāju uz tās, lai izlasītu, ko tā dod. Dažas prasmes izskaidrosim sīkāk.</text:p>
      <text:p text:style-name="P1">Dažas no prasmēm var tikt trenētas treniņu bāzē, bet pārsvarā tās tiek dotas izveidojot spēlētāju un nevar tikt noņemtas vai pievienotas.</text:p>
      <text:h text:style-name="P4" text:outline-level="3">Saspēles veidotājs</text:h>
      <text:p text:style-name="P1">Saspēles veidotāja prasme nevar būt apvienota ar kādu citu līdzīgu, piemēram, Malējais spēlētājs. Spēlētājs ar vienu no šīm prasmēm nevar tikt trenēts otrā.</text:p>
      <text:h text:style-name="P4" text:outline-level="3">Vieglprātīgs</text:h>
      <text:p text:style-name="P1">Vieglprātīgi spēlētāji uzvedas savādāk kā brīvdomātāji līdz šim (sākot ar 13. sezonu). Brīvdomātāji laukumā pārvietojās nejauši, bet vieglprātīgs spēlētājs vairāk sekos bumbai.</text:p>
      <text:h text:style-name="P4" text:outline-level="3">Rupjš</text:h>
      <text:p text:style-name="P1">Šī īpašība tiek likvidēta, ja spēlētājam trenē prasmi "godīgs"</text:p>
      <text:h text:style-name="P4" text:outline-level="3">Populārs</text:h>
      <text:p text:style-name="P1">Popularitāte ir īpašība, kura kļūst redzama tikai pēc spēlētāja divdesmitās jubilejas. Pirms tās tai nav efekta.</text:p>
      <text:p text:style-name="P1">Kad populārs spēlētājs piedalās sacensību spēlē (Kontinentālā kluba spēle, līga, kauss) klubs iegūst 20 fanu kluba biedrus, otrais populārais spēlētājs dod 12, trešais 8, ceturtais 5, piektais 3 un visi pa 1 fanu kluba biedram par pārējiem populārajiem spēlētājiem.</text:p>
      <text:p text:style-name="P1">Ja spēlētājs nepiedalās pilnu spēles laiku bonuss ir mazāks. Ja spēles laiks ir līdz 5 minūtēm bonusa nav bet nav arī prasmes soda.</text:p>
      <text:p text:style-name="P1">Ja populārs spēlētājs nepiedalās spēlē, klubs zaudē 5 fanu kluba biedrus. Tas notiek arī savainojumu, diskvalifikācijas vai izlašu spēļu gadījumos.</text:p>
      <text:p text:style-name="P1">Ja populārs spēlētājs tiek izīrēts, tad bonusu iegūst tā komanda, kura šo spēlētāju sev īrē. Spēlētāja īpašnieks netiek ietekmēts.</text:p>
      <text:p text:style-name="P1">Nav ietekmes draudzības spēlēs, testa mačos, izlases vai U21 spēlēs.</text:p>
      <text:p text:style-name="P1">Vecā stila populārie spēlētāji katrs dod 10 fanu kluba biedrus spēlē neatkarīgi no to kopējā skaita. Šo spēlētāju rašanās beidzas 27. sezonā. To pārdodot tas kļūs par jaunā tipa populāro spēlētāju.</text:p>
      <text:p text:style-name="P1">Ja komandā ir vismaz viens vecā tipa populārais spēlētājs, tad pirmais jaunais populārais spēlētājs dod 12 fanu kluba biedrus.</text:p>
      <text:h text:style-name="P4" text:outline-level="3"><text:soft-page-break/>Populāro spēlētāju piemēri</text:h>
      <text:p text:style-name="P1">Ja tev ir 3 jaunie populārie, bet viens spēlē tikai puslaiku, tad pienesums ir no 2,5 spēlētājiem. Pirmais dod 20, otrais 12, trešais pusi no pilnā bonusa (0,5*8=4) fanu kluba biedrus. Kopā 36.</text:p>
      <text:p text:style-name="P1">Ar 3 jaunajiem un 2 vecajiem populārajiem spēlētājiem bonuss darbosies šādi: 10 par pirmo veco+10 par otro veco+12+12+8 kopā 52 fanu kluba biedri. Par 5 vecajiem būtu 50, par 5 jaunajiem 48.</text:p>
      <text:h text:style-name="P4" text:outline-level="3">Universāls</text:h>
      <text:p text:style-name="P1">Šie spēlētāji var izmantot kādu no prasmēm priekš alternatīvas vajadzības. Uzbrucēji var izmantot sišanas prasmi kā piespēles, pussargi - piespēles kā sišanu, aizsargi - divcīņas kā piespēles. Vārtsargi no šīs prasmes neiegūst.</text:p>
      <text:p text:style-name="P1">Zaudē 0.15 bumbas galvenajai prasmei vai arī 0.3 bumbas, kad izmanto prasmi alternatīvā veidā. Piemēram, uzbrucējs ar 4.6 bumbu sišanas prasmi var izmantot 4.45 sišanai un 4.3 piespēlēm. Ja viņa piespēļu prasme ir lielāka par 4.3, tad protams tiek izmantota oriģinālā prasme.</text:p>
      <text:p text:style-name="P1">Uzbrucējs ir spēlētājs, kurš spēlē uzbrūkošā pozīcijā (piem. S vai LF), pussargs ir spēlētājs, kurš spēlē laukuma vidū (piem. CM). LW un RW pozīcijas skaitās uzbrūkošās, LWB un RWB ir aizsardzības pozīcijas, bet DM un AM ir pussargu.</text:p>
      <text:h text:style-name="P4" text:outline-level="3">Attapīgs</text:h>
      <text:p text:style-name="P1">Attapīgs samazina maksimālo pieredzes iegūšanai nepieciešamo spēļu skaitu. Tas neietekmē kopējo pieredzes apjomu no spēlēm, ko spēlētājs var iegūt.</text:p>
      <text:p text:style-name="P1"><text:span text:style-name="T1"><office:annotation office:name="__Annotation__0_2669992522"><dc:creator>Unknown Author</dc:creator><dc:date>2018-11-09T10:34:47.555000000</dc:date><text:p text:style-name="P5"><text:span text:style-name="T2">Spēļu</text:span></text:p></office:annotation></text:span><text:span text:style-name="T1">Spēļlu</text:span><office:annotation-end office:name="__Annotation__0_2669992522"/> skaits katrā turnīrā, no kurām iegūstama pieredze, tiek reizināts ar 0,75 un tad noapaļots. Pēc tam maksimālā pieredze no turnīra tiek dalīta ar šo jauno spēļu skaitu un noapaļota.</text:p>
      <text:p text:style-name="P1">Piemēram, 20 līgas spēlēs iegūstami 500 Pieredzes punkti katrā. No 20 spēlēm, sanāk 15 (20*0.75=15) ar 667 Pieredzes punktiem (500*20/15=667) no katras. 3 kausa spēles pārtop par 2 (3*0.75=2.25 noapaļots uz 2) ar 450 Pieredzes punktiem (300*3/2=450) no katras.</text:p>
      <text:p text:style-name="P1">Spēlētājs nevar būt vienlaikus attapīgs un strādīg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0:26:11.586000000</meta:creation-date>
    <dc:date>2018-11-09T10:37:24.557000000</dc:date>
    <meta:editing-duration>PT11M13S</meta:editing-duration>
    <meta:editing-cycles>3</meta:editing-cycles>
    <meta:generator>LibreOffice/6.1.3.2$Windows_X86_64 LibreOffice_project/86daf60bf00efa86ad547e59e09d6bb77c699acb</meta:generator>
    <meta:document-statistic meta:table-count="0" meta:image-count="0" meta:object-count="0" meta:page-count="2" meta:paragraph-count="33" meta:word-count="633" meta:character-count="4337" meta:non-whitespace-character-count="3737"/>
  </office:meta>
</office:document-meta>
</file>